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432Hz</text:p>
          </table:table-cell>
          <table:covered-table-cell table:style-name="Default"/>
          <table:table-cell table:style-name="Default"/>
          <table:table-cell table:style-name="ce1" office:value-type="string" calcext:value-type="string" table:number-columns-spanned="3" table:number-rows-spanned="1">
            <text:p>cohérent</text:p>
          </table:table-cell>
          <table:covered-table-cell table:style-name="ce1"/>
          <table:covered-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table:formula="of:=EXP(LN(2)/12)" office:value-type="float" office:value="1.0594630943593" calcext:value-type="float">
            <text:p>1,0594630943593</text:p>
          </table:table-cell>
          <table:table-cell table:style-name="Default" table:formula="of:=[.D2]^12" office:value-type="float" office:value="2" calcext:value-type="float">
            <text:p>2</text:p>
          </table:table-cell>
          <table:table-cell table:style-name="Default" office:value-type="string" calcext:value-type="string">
            <text:p>cohérent</text:p>
          </table:table-cell>
          <table:table-cell table:style-name="Default" office:value-type="string" calcext:value-type="string">
            <text:p>cohérent/432Hz</text:p>
          </table:table-cell>
          <table:table-cell table:style-name="Default" office:value-type="string" calcext:value-type="string">
            <text:p>cents depuis 432</text:p>
          </table:table-cell>
        </table:table-row>
        <table:table-row table:style-name="ro1">
          <table:table-cell table:number-columns-repeated="2"/>
          <table:table-cell office:value-type="float" office:value="256.87" calcext:value-type="float">
            <text:p>256,87</text:p>
          </table:table-cell>
          <table:table-cell table:formula="of:=[.D4]/[.$D$2]" office:value-type="float" office:value="256.868736840588" calcext:value-type="float">
            <text:p>256,87</text:p>
          </table:table-cell>
          <table:table-cell office:value-type="string" calcext:value-type="string">
            <text:p>C</text:p>
          </table:table-cell>
          <table:table-cell office:value-type="float" office:value="256" calcext:value-type="float">
            <text:p>256,00</text:p>
          </table:table-cell>
          <table:table-cell table:formula="of:=1200*(LN([.F3]/[.D3])/LN(2))" office:value-type="float" office:value="-5.86500259616189" calcext:value-type="float">
            <text:p>-5,87</text:p>
          </table:table-cell>
          <table:table-cell table:formula="of:=1200*(LN([.F3]/[.F4])/LN(2))" office:value-type="float" office:value="-90.8958456730863" calcext:value-type="float">
            <text:p>-90,9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[.D5]/[.$D$2]" office:value-type="float" office:value="272.142946777293" calcext:value-type="float">
            <text:p>272,14</text:p>
          </table:table-cell>
          <table:table-cell office:value-type="string" calcext:value-type="string">
            <text:p>C#</text:p>
          </table:table-cell>
          <table:table-cell office:value-type="float" office:value="269.8" calcext:value-type="float">
            <text:p>269,80</text:p>
          </table:table-cell>
          <table:table-cell table:formula="of:=1200*(LN([.F4]/[.D4])/LN(2))" office:value-type="float" office:value="-14.9691569230754" calcext:value-type="float">
            <text:p>-14,97</text:p>
          </table:table-cell>
          <table:table-cell table:formula="of:=1200*(LN([.F4]/[.F5])/LN(2))" office:value-type="float" office:value="-113.014156057689" calcext:value-type="float">
            <text:p>-113,01</text:p>
          </table:table-cell>
        </table:table-row>
        <table:table-row table:style-name="ro1">
          <table:table-cell table:number-columns-repeated="2"/>
          <table:table-cell office:value-type="float" office:value="288.33" calcext:value-type="float">
            <text:p>288,33</text:p>
          </table:table-cell>
          <table:table-cell table:formula="of:=[.D6]/[.$D$2]" office:value-type="float" office:value="288.325408500727" calcext:value-type="float">
            <text:p>288,33</text:p>
          </table:table-cell>
          <table:table-cell office:value-type="string" calcext:value-type="string">
            <text:p>D</text:p>
          </table:table-cell>
          <table:table-cell office:value-type="float" office:value="288" calcext:value-type="float">
            <text:p>288,00</text:p>
          </table:table-cell>
          <table:table-cell table:formula="of:=1200*(LN([.F5]/[.D5])/LN(2))" office:value-type="float" office:value="-1.95500086538701" calcext:value-type="float">
            <text:p>-1,96</text:p>
          </table:table-cell>
          <table:table-cell table:formula="of:=1200*(LN([.F5]/[.F6])/LN(2))" office:value-type="float" office:value="-88.4700485455853" calcext:value-type="float">
            <text:p>-88,47</text:p>
          </table:table-cell>
        </table:table-row>
        <table:table-row table:style-name="ro1">
          <table:table-cell table:number-columns-repeated="3"/>
          <table:table-cell table:formula="of:=[.D7]/[.$D$2]" office:value-type="float" office:value="305.470129472588" calcext:value-type="float">
            <text:p>305,47</text:p>
          </table:table-cell>
          <table:table-cell office:value-type="string" calcext:value-type="string">
            <text:p>Eb</text:p>
          </table:table-cell>
          <table:table-cell office:value-type="float" office:value="303.1" calcext:value-type="float">
            <text:p>303,10</text:p>
          </table:table-cell>
          <table:table-cell table:formula="of:=1200*(LN([.F6]/[.D6])/LN(2))" office:value-type="float" office:value="-13.4849523198016" calcext:value-type="float">
            <text:p>-13,48</text:p>
          </table:table-cell>
          <table:table-cell table:formula="of:=1200*(LN([.F6]/[.F7])/LN(2))" office:value-type="float" office:value="-115.43995318519" calcext:value-type="float">
            <text:p>-115,44</text:p>
          </table:table-cell>
        </table:table-row>
        <table:table-row table:style-name="ro1">
          <table:table-cell table:number-columns-repeated="2"/>
          <table:table-cell office:value-type="float" office:value="323.63" calcext:value-type="float">
            <text:p>323,63</text:p>
          </table:table-cell>
          <table:table-cell table:formula="of:=[.D8]/[.$D$2]" office:value-type="float" office:value="323.634328605363" calcext:value-type="float">
            <text:p>323,63</text:p>
          </table:table-cell>
          <table:table-cell office:value-type="string" calcext:value-type="string">
            <text:p>E</text:p>
          </table:table-cell>
          <table:table-cell office:value-type="float" office:value="324" calcext:value-type="float">
            <text:p>324,00</text:p>
          </table:table-cell>
          <table:table-cell table:formula="of:=1200*(LN([.F7]/[.D7])/LN(2))" office:value-type="float" office:value="1.955000865388" calcext:value-type="float">
            <text:p>1,96</text:p>
          </table:table-cell>
          <table:table-cell table:formula="of:=1200*(LN([.F7]/[.F8])/LN(2))" office:value-type="float" office:value="-89.5486002555637" calcext:value-type="float">
            <text:p>-89,55</text:p>
          </table:table-cell>
        </table:table-row>
        <table:table-row table:style-name="ro1">
          <table:table-cell table:number-columns-repeated="2"/>
          <table:table-cell office:value-type="float" office:value="342.88" calcext:value-type="float">
            <text:p>342,88</text:p>
          </table:table-cell>
          <table:table-cell table:formula="of:=[.D9]/[.$D$2]" office:value-type="float" office:value="342.878627225131" calcext:value-type="float">
            <text:p>342,88</text:p>
          </table:table-cell>
          <table:table-cell office:value-type="string" calcext:value-type="string">
            <text:p>F</text:p>
          </table:table-cell>
          <table:table-cell office:value-type="float" office:value="341.2" calcext:value-type="float">
            <text:p>341,20</text:p>
          </table:table-cell>
          <table:table-cell table:formula="of:=1200*(LN([.F8]/[.D8])/LN(2))" office:value-type="float" office:value="-8.49639887904868" calcext:value-type="float">
            <text:p>-8,50</text:p>
          </table:table-cell>
          <table:table-cell table:formula="of:=1200*(LN([.F8]/[.F9])/LN(2))" office:value-type="float" office:value="-115.311063621387" calcext:value-type="float">
            <text:p>-115,31</text:p>
          </table:table-cell>
        </table:table-row>
        <table:table-row table:style-name="ro1">
          <table:table-cell table:number-columns-repeated="3"/>
          <table:table-cell table:formula="of:=[.D10]/[.$D$2]" office:value-type="float" office:value="363.267251389605" calcext:value-type="float">
            <text:p>363,27</text:p>
          </table:table-cell>
          <table:table-cell office:value-type="string" calcext:value-type="string">
            <text:p>F#</text:p>
          </table:table-cell>
          <table:table-cell office:value-type="float" office:value="364.7" calcext:value-type="float">
            <text:p>364,70</text:p>
          </table:table-cell>
          <table:table-cell table:formula="of:=1200*(LN([.F9]/[.D9])/LN(2))" office:value-type="float" office:value="6.81466474233809" calcext:value-type="float">
            <text:p>6,81</text:p>
          </table:table-cell>
          <table:table-cell table:formula="of:=1200*(LN([.F9]/[.F10])/LN(2))" office:value-type="float" office:value="-89.2753335268875" calcext:value-type="float">
            <text:p>-89,28</text:p>
          </table:table-cell>
        </table:table-row>
        <table:table-row table:style-name="ro1">
          <table:table-cell table:number-columns-repeated="2"/>
          <table:table-cell office:value-type="float" office:value="384.87" calcext:value-type="float">
            <text:p>384,87</text:p>
          </table:table-cell>
          <table:table-cell table:formula="of:=[.D11]/[.$D$2]" office:value-type="float" office:value="384.868246236627" calcext:value-type="float">
            <text:p>384,87</text:p>
          </table:table-cell>
          <table:table-cell office:value-type="string" calcext:value-type="string">
            <text:p>G</text:p>
          </table:table-cell>
          <table:table-cell office:value-type="float" office:value="384" calcext:value-type="float">
            <text:p>384,00</text:p>
          </table:table-cell>
          <table:table-cell table:formula="of:=1200*(LN([.F10]/[.D10])/LN(2))" office:value-type="float" office:value="-3.91000173077467" calcext:value-type="float">
            <text:p>-3,91</text:p>
          </table:table-cell>
          <table:table-cell table:formula="of:=1200*(LN([.F10]/[.F11])/LN(2))" office:value-type="float" office:value="-90.0400700505856" calcext:value-type="float">
            <text:p>-90,04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[.D12]/[.$D$2]" office:value-type="float" office:value="407.753703078492" calcext:value-type="float">
            <text:p>407,75</text:p>
          </table:table-cell>
          <table:table-cell office:value-type="string" calcext:value-type="string">
            <text:p>G#</text:p>
          </table:table-cell>
          <table:table-cell office:value-type="float" office:value="404.5" calcext:value-type="float">
            <text:p>404,50</text:p>
          </table:table-cell>
          <table:table-cell table:formula="of:=1200*(LN([.F11]/[.D11])/LN(2))" office:value-type="float" office:value="-13.8699316801891" calcext:value-type="float">
            <text:p>-13,87</text:p>
          </table:table-cell>
          <table:table-cell table:formula="of:=1200*(LN([.F11]/[.F12])/LN(2))" office:value-type="float" office:value="-113.869931680189" calcext:value-type="float">
            <text:p>-113,87</text:p>
          </table:table-cell>
        </table:table-row>
        <table:table-row table:style-name="ro1">
          <table:table-cell table:number-columns-repeated="2"/>
          <table:table-cell table:style-name="Default" office:value-type="float" office:value="432" calcext:value-type="float">
            <text:p>432</text:p>
          </table:table-cell>
          <table:table-cell office:value-type="float" office:value="432" calcext:value-type="float">
            <text:p>432,00</text:p>
          </table:table-cell>
          <table:table-cell office:value-type="string" calcext:value-type="string">
            <text:p>A</text:p>
          </table:table-cell>
          <table:table-cell office:value-type="float" office:value="432" calcext:value-type="float">
            <text:p>432,00</text:p>
          </table:table-cell>
          <table:table-cell table:formula="of:=1200*(LN([.F12]/[.D12])/LN(2))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  <table:table-cell table:formula="of:=[.D12]*[.$D$2]" office:value-type="float" office:value="457.688056763216" calcext:value-type="float">
            <text:p>457,69</text:p>
          </table:table-cell>
          <table:table-cell office:value-type="string" calcext:value-type="string">
            <text:p>Bb</text:p>
          </table:table-cell>
          <table:table-cell office:value-type="float" office:value="455.1" calcext:value-type="float">
            <text:p>455,10</text:p>
          </table:table-cell>
          <table:table-cell table:formula="of:=1200*(LN([.F13]/[.D13])/LN(2))" office:value-type="float" office:value="-9.81727129916954" calcext:value-type="float">
            <text:p>-9,82</text:p>
          </table:table-cell>
          <table:table-cell table:formula="of:=1200*(LN([.F13]/[.F12])/LN(2))" office:value-type="float" office:value="90.1827287008308" calcext:value-type="float">
            <text:p>90,18</text:p>
          </table:table-cell>
        </table:table-row>
        <table:table-row table:style-name="ro1">
          <table:table-cell table:number-columns-repeated="2"/>
          <table:table-cell office:value-type="float" office:value="484.9" calcext:value-type="float">
            <text:p>484,90</text:p>
          </table:table-cell>
          <table:table-cell table:formula="of:=[.D13]*[.$D$2]" office:value-type="float" office:value="484.903604869649" calcext:value-type="float">
            <text:p>484,90</text:p>
          </table:table-cell>
          <table:table-cell office:value-type="string" calcext:value-type="string">
            <text:p>B</text:p>
          </table:table-cell>
          <table:table-cell office:value-type="float" office:value="486" calcext:value-type="float">
            <text:p>486,00</text:p>
          </table:table-cell>
          <table:table-cell table:formula="of:=1200*(LN([.F14]/[.D14])/LN(2))" office:value-type="float" office:value="3.91000173077475" calcext:value-type="float">
            <text:p>3,91</text:p>
          </table:table-cell>
          <table:table-cell table:formula="of:=1200*(LN([.F14]/[.F13])/LN(2))" office:value-type="float" office:value="113.727273029944" calcext:value-type="float">
            <text:p>113,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22:26:19.438858675</meta:creation-date>
    <dc:date>2020-04-20T23:43:04.032486261</dc:date>
    <meta:editing-duration>PT35M12S</meta:editing-duration>
    <meta:editing-cycles>5</meta:editing-cycles>
    <meta:generator>LibreOffice/6.3.5.2$Linux_X86_64 LibreOffice_project/30$Build-2</meta:generator>
    <meta:document-statistic meta:table-count="1" meta:cell-count="73" meta:object-count="0"/>
  </office:meta>
</office:document-meta>
</file>